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Monaco" svg:font-family="Monaco"/>
  </office:font-face-decls>
  <office:automatic-styles>
    <style:style style:name="TBL0" style:master-page-name="master_0" style:family="table">
      <style:table-properties table:align="left" style:width="8.2638in"/>
    </style:style>
    <style:style style:name="TC0" style:family="table-column">
      <style:table-column-properties style:column-width="0.5555in"/>
    </style:style>
    <style:style style:name="TC1" style:family="table-column">
      <style:table-column-properties style:column-width="1.3888in"/>
    </style:style>
    <style:style style:name="TC2" style:family="table-column">
      <style:table-column-properties style:column-width="0.4166in"/>
    </style:style>
    <style:style style:name="TC3" style:family="table-column">
      <style:table-column-properties style:column-width="0.9722in"/>
    </style:style>
    <style:style style:name="TC4" style:family="table-column">
      <style:table-column-properties style:column-width="1.8055in"/>
    </style:style>
    <style:style style:name="TC5" style:family="table-column">
      <style:table-column-properties style:column-width="0.6944in"/>
    </style:style>
    <style:style style:name="TC6" style:family="table-column">
      <style:table-column-properties style:column-width="1.875in"/>
    </style:style>
    <style:style style:name="TC7" style:family="table-column">
      <style:table-column-properties style:column-width="0.2083in"/>
    </style:style>
    <style:style style:name="TC8" style:family="table-column">
      <style:table-column-properties style:column-width="0.3472in"/>
    </style:style>
    <style:style style:name="TR0" style:family="table-row">
      <style:table-row-properties style:use-optimal-row-height="false" style:row-height="0.6944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0138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in"/>
    </style:style>
    <style:style style:name="TR2" style:family="table-row">
      <style:table-row-properties style:use-optimal-row-height="false" style:row-height="0.125in"/>
    </style:style>
    <style:style style:name="TR3" style:family="table-row">
      <style:table-row-properties style:use-optimal-row-height="false" style:row-height="0.4166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22.0pt" style:font-size-asian="22.0pt" style:font-size-complex="22.0pt">
</style:text-properties>
    </style:style>
    <style:style style:name="TR4" style:family="table-row">
      <style:table-row-properties style:use-optimal-row-height="false" style:row-height="0.1388in"/>
    </style:style>
    <style:style style:name="TR5" style:family="table-row">
      <style:table-row-properties style:use-optimal-row-height="false" style:row-height="0.2777in"/>
    </style:style>
    <style:style style:name="T1" style:family="text">
      <style:text-properties style:font-name="SansSerif" fo:font-size="12.0pt" style:font-size-asian="12.0pt" style:font-size-complex="12.0pt">
</style:text-properties>
    </style:style>
    <style:style style:name="C2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2" style:family="text">
      <style:text-properties style:font-name="Monaco" fo:font-size="10.0pt" style:font-size-asian="10.0pt" style:font-size-complex="10.0pt">
</style:text-properties>
    </style:style>
    <style:style style:name="G1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6" style:family="table-row">
      <style:table-row-properties style:use-optimal-row-height="false" style:row-height="0.0694in"/>
    </style:style>
    <style:style style:name="G2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7" style:family="table-row">
      <style:table-row-properties style:use-optimal-row-height="false" style:row-height="0.5555in"/>
    </style:style>
    <style:style style:name="G3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4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5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6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7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8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9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1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11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12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13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14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8" style:family="table-row">
      <style:table-row-properties style:use-optimal-row-height="false" style:row-height="0.2083in"/>
    </style:style>
    <style:style style:name="TR9" style:family="table-row">
      <style:table-row-properties style:use-optimal-row-height="false" style:row-height="1.1111in"/>
    </style:style>
    <style:style style:name="C3" style:family="table-cell">
      <style:table-cell-properties style:shrink-to-fit="false" fo:wrap-option="wrap" fo:background-color="#FFFF00" fo:padding-top="0.0in" fo:padding-left="0.0in" fo:padding-bottom="0.0in" fo:padding-right="0.0in" style:vertical-align="top"/>
      <style:paragraph-properties fo:text-align="start"/>
    </style:style>
    <style:style style:name="G15" style:family="graphic" style:parent-style-name="Graphics">
      <style:graphic-properties draw:fill-color="#FFFF00" style:horizontal-pos="left" style:horizontal-rel="paragraph" style:vertical-pos="top" style:vertical-rel="paragraph" svg:stroke-color="#0000FF" draw:stroke="solid" draw:stroke-dash="Dashed" svg:stroke-width="0.0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8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number-columns-spanned="6">
            <text:p><text:bookmark text:name="JR_PAGE_ANCHOR_0_1"/><draw:line text:anchor-type="paragraph" draw:style-name="G0" svg:x1="0.0in" svg:y1="0.0in" svg:x2="7.1388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1" table:number-columns-spanned="6">
            <text:p text:style-name="P0"><text:span text:style-name="T0">Barcode Sampl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1" table:number-columns-spanned="6">
            <text:p text:style-name="P0"><text:span text:style-name="T1">This sample uses Barcode4J Version 2.0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1" table:number-columns-spanned="6">
            <text:p text:style-name="P0"><text:a xlink:href="http://barcode4j.sourceforge.net/" office:target-frame-name="_self"><text:span text:style-name="T1">http://barcode4j.sourceforge.net/</text:span></text:a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>
            <text:p text:style-name="P1"><text:span text:style-name="T2">Code 128</text:span></text:p>
          </table:table-cell>
          <table:table-cell table:style-name="C0"/>
          <table:table-cell table:style-name="C2" table:number-columns-spanned="2">
            <text:p><draw:frame text:anchor-type="paragraph" draw:style-name="G1" svg:x="0.0in" svg:y="0.0in" svg:width="1.4027in" svg:height="0.4166in"><draw:image xlink:href="Pictures/img_0_0_5" xlink:type="simple" xlink:show="embed" xlink:actuate="onLoad"/>
</draw:frame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>
            <text:p text:style-name="P1"><text:span text:style-name="T2">Codabar</text:span></text:p>
          </table:table-cell>
          <table:table-cell table:style-name="C0"/>
          <table:table-cell table:style-name="C2" table:number-columns-spanned="2">
            <text:p><draw:frame text:anchor-type="paragraph" draw:style-name="G2" svg:x="0.0in" svg:y="0.0in" svg:width="2.7083in" svg:height="0.4166in"><draw:image xlink:href="Pictures/img_0_0_7" xlink:type="simple" xlink:show="embed" xlink:actuate="onLoad"/>
</draw:frame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">
            <text:p text:style-name="P1"><text:span text:style-name="T2">DataMatrix</text:span></text:p>
          </table:table-cell>
          <table:table-cell table:style-name="C0"/>
          <table:table-cell table:style-name="C2">
            <text:p><draw:frame text:anchor-type="paragraph" draw:style-name="G3" svg:x="0.0in" svg:y="0.0in" svg:width="0.5555in" svg:height="0.5555in"><draw:image xlink:href="Pictures/img_0_0_9" xlink:type="simple" xlink:show="embed" xlink:actuate="onLoad"/>
</draw:fram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>
            <text:p text:style-name="P1"><text:span text:style-name="T2">EAN-128</text:span></text:p>
          </table:table-cell>
          <table:table-cell table:style-name="C0"/>
          <table:table-cell table:style-name="C2" table:number-columns-spanned="3">
            <text:p><draw:frame text:anchor-type="paragraph" draw:style-name="G4" svg:x="0.0in" svg:y="0.0in" svg:width="2.7638in" svg:height="0.4166in"><draw:image xlink:href="Pictures/img_0_0_11" xlink:type="simple" xlink:show="embed" xlink:actuate="onLoad"/>
</draw:frame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>
            <text:p text:style-name="P1"><text:span text:style-name="T2">Code39</text:span></text:p>
          </table:table-cell>
          <table:table-cell table:style-name="C0"/>
          <table:table-cell table:style-name="C2" table:number-columns-spanned="5">
            <text:p><draw:frame text:anchor-type="paragraph" draw:style-name="G5" svg:x="0.0in" svg:y="0.0in" svg:width="1.4305in" svg:height="0.4166in"><draw:image xlink:href="Pictures/img_0_0_13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>
            <text:p text:style-name="P1"><text:span text:style-name="T2">USPS Intelligent Mail</text:span></text:p>
          </table:table-cell>
          <table:table-cell table:style-name="C0"/>
          <table:table-cell table:style-name="C2" table:number-columns-spanned="5">
            <text:p><draw:frame text:anchor-type="paragraph" draw:style-name="G6" svg:x="0.0in" svg:y="0.0in" svg:width="3.1388in" svg:height="0.4166in"><draw:image xlink:href="Pictures/img_0_0_15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>
            <text:p text:style-name="P1"><text:span text:style-name="T2">Royal Mail Customer</text:span></text:p>
          </table:table-cell>
          <table:table-cell table:style-name="C0"/>
          <table:table-cell table:style-name="C2" table:number-columns-spanned="5">
            <text:p><draw:frame text:anchor-type="paragraph" draw:style-name="G7" svg:x="0.0in" svg:y="0.0in" svg:width="2.1527in" svg:height="0.4166in"><draw:image xlink:href="Pictures/img_0_0_17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>
            <text:p text:style-name="P1"><text:span text:style-name="T2">Interleaved 2 of 5</text:span></text:p>
          </table:table-cell>
          <table:table-cell table:style-name="C0"/>
          <table:table-cell table:style-name="C2" table:number-columns-spanned="5">
            <text:p><draw:frame text:anchor-type="paragraph" draw:style-name="G8" svg:x="0.0in" svg:y="0.0in" svg:width="0.9722in" svg:height="0.4166in"><draw:image xlink:href="Pictures/img_0_0_19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>
            <text:p text:style-name="P1"><text:span text:style-name="T2">UPC-A</text:span></text:p>
          </table:table-cell>
          <table:table-cell table:style-name="C0"/>
          <table:table-cell table:style-name="C2" table:number-columns-spanned="5">
            <text:p><draw:frame text:anchor-type="paragraph" draw:style-name="G9" svg:x="0.0in" svg:y="0.0in" svg:width="1.4861in" svg:height="0.4166in"><draw:image xlink:href="Pictures/img_0_0_21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>
            <text:p text:style-name="P1"><text:span text:style-name="T2">UPC-E</text:span></text:p>
          </table:table-cell>
          <table:table-cell table:style-name="C0"/>
          <table:table-cell table:style-name="C2" table:number-columns-spanned="5">
            <text:p><draw:frame text:anchor-type="paragraph" draw:style-name="G10" svg:x="0.0in" svg:y="0.0in" svg:width="0.9166in" svg:height="0.4166in"><draw:image xlink:href="Pictures/img_0_0_23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>
            <text:p text:style-name="P1"><text:span text:style-name="T2">EAN-13</text:span></text:p>
          </table:table-cell>
          <table:table-cell table:style-name="C0"/>
          <table:table-cell table:style-name="C2" table:number-columns-spanned="5">
            <text:p><draw:frame text:anchor-type="paragraph" draw:style-name="G11" svg:x="0.0in" svg:y="0.0in" svg:width="1.4861in" svg:height="0.4166in"><draw:image xlink:href="Pictures/img_0_0_25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>
            <text:p text:style-name="P1"><text:span text:style-name="T2">EAN-8</text:span></text:p>
          </table:table-cell>
          <table:table-cell table:style-name="C0"/>
          <table:table-cell table:style-name="C2" table:number-columns-spanned="5">
            <text:p><draw:frame text:anchor-type="paragraph" draw:style-name="G12" svg:x="0.0in" svg:y="0.0in" svg:width="1.125in" svg:height="0.4166in"><draw:image xlink:href="Pictures/img_0_0_27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2">
            <text:p text:style-name="P1"><text:span text:style-name="T2">POSTNET</text:span></text:p>
          </table:table-cell>
          <table:table-cell table:style-name="C0"/>
          <table:table-cell table:style-name="C2" table:number-columns-spanned="5">
            <text:p><draw:frame text:anchor-type="paragraph" draw:style-name="G13" svg:x="0.0in" svg:y="0.0in" svg:width="1.1666in" svg:height="0.2777in"><draw:image xlink:href="Pictures/img_0_0_29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>
            <text:p text:style-name="P1"><text:span text:style-name="T2">PDF417</text:span></text:p>
          </table:table-cell>
          <table:table-cell table:style-name="C0"/>
          <table:table-cell table:style-name="C2" table:number-columns-spanned="5">
            <text:p><draw:frame text:anchor-type="paragraph" draw:style-name="G14" svg:x="0.0in" svg:y="0.0in" svg:width="1.3888in" svg:height="0.4166in"><draw:image xlink:href="Pictures/img_0_0_31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9">
          <table:table-cell table:style-name="C0"/>
          <table:table-cell table:style-name="C2">
            <text:p text:style-name="P1"><text:span text:style-name="T2">QRCode</text:span></text:p>
          </table:table-cell>
          <table:table-cell table:style-name="C0"/>
          <table:table-cell table:style-name="C3" table:number-columns-spanned="5">
            <text:p><draw:frame text:anchor-type="paragraph" draw:style-name="G15" svg:x="0.0in" svg:y="0.0in" svg:width="5.5416in" svg:height="1.1111in"><draw:image xlink:href="Pictures/img_0_0_33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8.2639in" fo:page-height="11.6944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